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FFFFFF" fo:border-left="none" fo:border-right="thin solid #FFFFFF" style:vertical-align="middle" fo:wrap-option="wrap" fo:background-color="#F7CAAC" style:repeat-content="false"/>
      <style:paragraph-properties fo:text-align="center"/>
      <style:text-properties fo:color="#661900"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none" fo:border-bottom="thin solid #FFFFFF" fo:border-left="thin solid #FFFFFF" fo:border-right="none" style:vertical-align="middle" fo:wrap-option="wrap" fo:background-color="#F7CAAC" style:repeat-content="false"/>
      <style:paragraph-properties fo:text-align="center"/>
      <style:text-properties fo:color="#661900"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none" fo:border-bottom="thin solid #FFFFFF" fo:border-left="thin solid #FFFFFF" fo:border-right="thin solid #FFFFFF" style:vertical-align="middle" fo:wrap-option="wrap" fo:background-color="#F7CAAC" style:repeat-content="false"/>
      <style:paragraph-properties fo:text-align="center"/>
      <style:text-properties fo:color="#661900"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 fo:wrap-option="wrap" fo:background-color="#F7CAAC"/>
      <style:text-properties fo:color="#0000FF" style:font-name="Calibri Light" style:font-name-asian="Calibri Light" style:font-name-complex="Calibri Light" fo:font-size="12pt" style:font-size-asian="12pt" style:font-size-complex="12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 fo:wrap-option="wrap" fo:background-color="#F7CAAC"/>
      <style:text-properties fo:color="#0000FF" style:font-name="Calibri Light" style:font-name-asian="Calibri Light" style:font-name-complex="Calibri Light" fo:font-size="12pt" style:font-size-asian="12pt" style:font-size-complex="12pt" style:font-family-generic="swiss"/>
    </style:style>
    <style:style style:name="ce7" style:family="table-cell" style:parent-style-name="Default" style:data-style-name="N0">
      <style:table-cell-properties fo:border-top="none" fo:border-bottom="none" fo:border-left="thin solid #FFFFFF" fo:border-right="none"/>
    </style:style>
    <style:style style:name="ce8" style:family="table-cell" style:parent-style-name="Default" style:data-style-name="N0"/>
    <style:style style:name="co1" style:family="table-column">
      <style:table-column-properties fo:break-before="auto" style:column-width="3.302cm"/>
    </style:style>
    <style:style style:name="co2" style:family="table-column">
      <style:table-column-properties fo:break-before="auto" style:column-width="21.4206666666667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4.2121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3.38666666666667cm"/>
    </style:style>
    <style:style style:name="co7" style:family="table-column">
      <style:table-column-properties fo:break-before="auto" style:column-width="2.24366666666667cm"/>
    </style:style>
    <style:style style:name="co8" style:family="table-column">
      <style:table-column-properties fo:break-before="auto" style:column-width="4.995333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80.6pt" style:use-optimal-row-height="fals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013" table:default-cell-style-name="ce1"/>
        <table:table-column table:style-name="co9" table:number-columns-repeated="15363" table:default-cell-style-name="ce1"/>
        <table:table-row table:style-name="ro1">
          <table:table-cell table:number-columns-spanned="8" table:number-rows-spanned="1" table:style-name="ce8"/>
          <table:covered-table-cell>
            <draw:frame draw:z-index="1" draw:id="id0" draw:style-name="a0" draw:name="Picture 2" svg:x="1.425in" svg:y="0.06667in" svg:width="13.025in" svg:height="1.12654in" style:rel-width="scale" style:rel-height="scale">
              <draw:image xlink:href="media/image1.png" xlink:type="simple" xlink:show="embed" xlink:actuate="onLoad"/>
              <svg:title/>
              <svg:desc/>
            </draw:frame>
            <draw:frame draw:z-index="2" draw:id="id1" draw:style-name="a1" draw:name="Picture 3" svg:x="3.12701in" svg:y="1.25in" svg:width="10.57871in" svg:height="1.07473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 table:number-columns-repeated="6"/>
          <table:table-cell table:number-columns-repeated="16376"/>
        </table:table-row>
        <table:table-row table:style-name="ro2">
          <table:table-cell office:value-type="string" table:style-name="ce2">
            <text:p>Fase e Attività</text:p>
          </table:table-cell>
          <table:table-cell office:value-type="string" table:style-name="ce3">
            <text:p>Descrizione</text:p>
          </table:table-cell>
          <table:table-cell office:value-type="string" table:style-name="ce4">
            <text:p>Indicatore</text:p>
          </table:table-cell>
          <table:table-cell office:value-type="string" table:style-name="ce2">
            <text:p>Unità di misura</text:p>
          </table:table-cell>
          <table:table-cell office:value-type="string" table:style-name="ce2">
            <text:p>Sistema di misurazione</text:p>
          </table:table-cell>
          <table:table-cell office:value-type="string" table:style-name="ce2">
            <text:p>Periodicità di misurazione</text:p>
          </table:table-cell>
          <table:table-cell office:value-type="string" table:style-name="ce2">
            <text:p>Fase e Attività</text:p>
          </table:table-cell>
          <table:table-cell office:value-type="string" table:style-name="ce2">
            <text:p>Valore/range/delta target</text:p>
          </table:table-cell>
          <table:table-cell table:number-columns-repeated="16376"/>
        </table:table-row>
        <table:table-row table:style-name="ro3">
          <table:table-cell office:value-type="string" table:style-name="ce5">
            <text:p>FASE 1<text:s/></text:p>
          </table:table-cell>
          <table:table-cell table:style-name="ce5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6">
            <text:p>Attività A1.1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6">
            <text:p>Attività A1.2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6">
            <text:p>Attività A1.3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6">
            <text:p>Attività A1.4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6">
            <text:p>Attività A1.5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6">
            <text:p>Attività A1.6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6">
            <text:p>Attività A1.7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6">
            <text:p>Attività A1.8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5">
            <text:p>FASE 2</text:p>
          </table:table-cell>
          <table:table-cell table:style-name="ce5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6">
            <text:p>Attività A2.1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6">
            <text:p>Attività A2.2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6">
            <text:p>Attività A2.3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6">
            <text:p>Attività A2.4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6">
            <text:p>Attività A2.5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6">
            <text:p>Attività A2.6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6">
            <text:p>Attività A2.7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6">
            <text:p>Attività A2.8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5">
            <text:p>FASE 3<text:s/></text:p>
          </table:table-cell>
          <table:table-cell table:style-name="ce5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6">
            <text:p>Attività A3.1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6">
            <text:p>Attività A3.2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6">
            <text:p>Attività A3.3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6">
            <text:p>Attività A3.4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6">
            <text:p>Attività A3.5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6">
            <text:p>Attività A3.6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6">
            <text:p>Attività A3.7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6">
            <text:p>Attività A3.8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5">
            <text:p>FASE 4</text:p>
          </table:table-cell>
          <table:table-cell table:style-name="ce5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6">
            <text:p>Attività A4.1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6">
            <text:p>Attività A4.2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6">
            <text:p>Attività A4.3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6">
            <text:p>Attività A4.4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6">
            <text:p>Attività A4.5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6">
            <text:p>Attività A4.6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6">
            <text:p>Attività A4.7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6">
            <text:p>Attività A4.8</text:p>
          </table:table-cell>
          <table:table-cell table:style-name="ce6"/>
          <table:table-cell table:style-name="ce4"/>
          <table:table-cell table:number-columns-repeated="5" table:style-name="ce2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7"/>
          <table:table-cell table:number-columns-repeated="16381" table:style-name="ce1"/>
        </table:table-row>
        <table:table-row table:number-rows-repeated="104853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 Light" svg:font-family="&quot;Calibri Light&quot;"/>
  </office:font-face-decls>
  <office:styles>
    <number:number-style style:name="N0">
      <number:number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4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cfalcinelli</meta:initial-creator>
    <dc:creator>Sara De Girolamo</dc:creator>
    <meta:creation-date>2019-04-03T16:06:23Z</meta:creation-date>
    <dc:date>2022-05-13T15:39:05Z</dc:date>
    <meta:print-date>2022-05-13T15:37:27Z</meta:print-date>
    <meta:editing-cycles>19</meta:editing-cycles>
    <meta:editing-duration>PT8069S</meta:editing-duration>
  </office:meta>
</office:document-meta>
</file>